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2.864cm" fo:min-width="21.217cm"/>
    </style:style>
    <style:style style:name="gr2" style:family="graphic" style:parent-style-name="standard">
      <style:graphic-properties draw:textarea-horizontal-align="justify" draw:textarea-vertical-align="top" draw:auto-grow-height="false" fo:min-height="21.467cm" fo:min-width="11.692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 fo:min-height="6.227cm" fo:min-width="13.978cm"/>
    </style:style>
    <style:style style:name="gr5" style:family="graphic" style:parent-style-name="standard">
      <style:graphic-properties draw:textarea-horizontal-align="justify" draw:textarea-vertical-align="top" draw:auto-grow-height="false" fo:min-height="5.465cm" fo:min-width="13.978cm"/>
    </style:style>
    <style:style style:name="gr6" style:family="graphic" style:parent-style-name="standard">
      <style:graphic-properties svg:stroke-color="#3465a4" draw:fill-color="#069a2e" draw:textarea-horizontal-align="justify" draw:textarea-vertical-align="top" draw:auto-grow-height="false" fo:min-height="5.211cm" fo:min-width="8.517cm"/>
    </style:style>
    <style:style style:name="gr7" style:family="graphic" style:parent-style-name="standard">
      <style:graphic-properties draw:textarea-horizontal-align="justify" draw:textarea-vertical-align="top" draw:auto-grow-height="false" fo:min-height="7.751cm" fo:min-width="13.978cm"/>
    </style:style>
    <style:style style:name="gr8" style:family="graphic" style:parent-style-name="standard">
      <style:graphic-properties draw:fill-color="#069a2e" draw:textarea-horizontal-align="justify" draw:textarea-vertical-align="top" draw:auto-grow-height="false" fo:min-height="5.211cm" fo:min-width="8.517cm"/>
    </style:style>
    <style:style style:name="gr9" style:family="graphic" style:parent-style-name="standard">
      <style:graphic-properties draw:textarea-horizontal-align="justify" draw:textarea-vertical-align="top" draw:auto-grow-height="false" fo:min-height="5.084cm" fo:min-width="9.533cm"/>
    </style:style>
    <style:style style:name="gr10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top" draw:auto-grow-height="false" fo:min-height="7.624cm" fo:min-width="13.597cm"/>
    </style:style>
    <style:style style:name="gr12" style:family="graphic" style:parent-style-name="standard">
      <style:graphic-properties draw:textarea-horizontal-align="justify" draw:textarea-vertical-align="top" draw:auto-grow-height="false" fo:min-height="10.291cm" fo:min-width="13.978cm"/>
    </style:style>
    <style:style style:name="P1" style:family="paragraph">
      <style:paragraph-properties fo:text-align="star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>
      <style:paragraph-properties fo:text-align="start"/>
      <style:text-properties style:font-name="Liberation Sans1" fo:font-size="18pt" style:font-size-asian="18pt" style:font-size-complex="18pt"/>
    </style:style>
    <style:style style:name="P5" style:family="paragraph">
      <style:text-properties style:font-name="Liberation Sans1" fo:font-size="18pt" style:font-size-asian="18pt" style:font-size-complex="18pt"/>
    </style:style>
    <style:style style:name="P6" style:family="paragraph">
      <style:paragraph-properties style:text-autospace="none"/>
      <style:text-properties style:font-name="Liberation Sans1" fo:font-size="18pt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69a2e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1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3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1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5" style:family="text">
      <style:text-properties fo:color="#000000" style:font-name="Liberation Sans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Consolas" style:font-size-asian="18pt" style:font-style-asian="normal" style:font-weight-asian="bold" style:font-name-complex="Consola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color="#000000" style:font-name="Liberation Sans1" fo:font-size="18pt" style:font-size-asian="18pt" style:font-size-complex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b91a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1.717cm" svg:height="23.114cm" svg:x="19.415cm" svg:y="9.001cm">
          <text:p text:style-name="P1"><text:span text:style-name="T1">Class MainForm</text:span></text:p>
          <text:p text:style-name="P1"><text:span text:style-name="T1"/></text:p>
          <text:p text:style-name="P1"><text:span text:style-name="T1">- private Player player;</text:span></text:p>
          <text:p text:style-name="P1"><text:span text:style-name="T1">- private DateTime gameTime;</text:span></text:p>
          <text:p text:style-name="P1"><text:span text:style-name="T1">- private MouseEventArgs mousePos;</text:span></text:p>
          <text:p text:style-name="P1"><text:span text:style-name="T1">- private List&lt;GameLocation&gt; gameLocations;</text:span></text:p>
          <text:p text:style-name="P1"><text:span text:style-name="T1">- private GameLocation currentGameLocation;</text:span></text:p>
          <text:p text:style-name="P2"><text:span text:style-name="T2">- </text:span><text:span text:style-name="T2">private InteractionItem currentInteractionItem;</text:span></text:p>
          <text:p text:style-name="P2"><text:span text:style-name="T2">- private int _indent=0;</text:span></text:p>
          <text:p text:style-name="P3"><text:span text:style-name="T3">- WMPLib.WindowsMediaPlayer wplayer;</text:span></text:p>
          <text:p text:style-name="P3"><text:span text:style-name="T4"/></text:p>
          <text:p><text:span text:style-name="T3">-</text:span><text:span text:style-name="T5"> public MainForm(</text:span><text:span text:style-name="T6">bool loadGame=false</text:span><text:span text:style-name="T5">);</text:span></text:p>
          <text:p text:style-name="P1"><text:span text:style-name="T5">- private List&lt;GameLocation&gt; GenerateLocations();</text:span></text:p>
          <text:p><text:span text:style-name="T5">- private void MainForm_Load (</text:span><text:span text:style-name="T6">object , EventArgs</text:span><text:span text:style-name="T5">);</text:span></text:p>
          <text:p text:style-name="P2"><text:span text:style-name="T6">- private void ShowLocation();</text:span></text:p>
          <text:p text:style-name="P1"><text:span text:style-name="T5">- private void ShowPlayerCharacteristics ();</text:span></text:p>
          <text:p text:style-name="P1"><text:span text:style-name="T5">- private void ShowGameTime ();</text:span></text:p>
          <text:p text:style-name="P1"><text:span text:style-name="T5">- private void pnlLocation_Click (object, EventArgs);</text:span></text:p>
          <text:p text:style-name="P2"><text:span text:style-name="T6">- private void FillInteractionLabels();</text:span></text:p>
          <text:p text:style-name="P1"><text:span text:style-name="T5">- private void pnlLocation_MouseMove (object, </text:span></text:p>
          <text:p text:style-name="P1"><text:span text:style-name="T5">MouseEventArgs);</text:span></text:p>
          <text:p text:style-name="P1"><text:span text:style-name="T5">- </text:span><text:span text:style-name="T6">private void lblLine_MouseEnter(object, EventArgs);</text:span></text:p>
          <text:p text:style-name="P1"><text:span text:style-name="T6">- private void lblLine_MouseLeave(object, EventArgs);</text:span></text:p>
          <text:p text:style-name="P1"><text:span text:style-name="T6">- private void lbl_line_MouseClick(object, MouseEventArgs);</text:span></text:p>
          <text:p text:style-name="P1"><text:span text:style-name="T6">- private void ChangePlayerCharacteristics(int);</text:span></text:p>
          <text:p text:style-name="P2"><text:span text:style-name="T6">- private float calcHpDecrease();</text:span></text:p>
          <text:p text:style-name="P2"><text:span text:style-name="T6">- private void timeSecTimer_Tick(object, EventArgs);</text:span></text:p>
          <text:p text:style-name="P2"><text:span text:style-name="T6">- private void CheckWorkEnds();</text:span></text:p>
          <text:p text:style-name="P2"><text:span text:style-name="T6">- private void CheckStudyEnds();</text:span></text:p>
          <text:p text:style-name="P2"><text:span text:style-name="T6">- private void EndGame();</text:span></text:p>
          <text:p text:style-name="P2"><text:span text:style-name="T6">- private void MainForm_FormClosing(object, FormClosingEventArgs);</text:span></text:p>
          <text:p text:style-name="P1"><text:span text:style-name="T1"/></text:p>
          <text:p text:style-name="P1"><text:span text:style-name="T7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2.192cm" svg:height="21.717cm" svg:x="43.926cm" svg:y="9.001cm">
          <text:p text:style-name="P4"><text:span text:style-name="T8">Class Player</text:span></text:p>
          <text:p text:style-name="P4"><text:span text:style-name="T8"/></text:p>
          <text:p text:style-name="P4"><text:span text:style-name="T9">- private </text:span><text:span text:style-name="T10">bool[] _freezeParam;</text:span></text:p>
          <text:p text:style-name="P5"><text:span text:style-name="T9">- private string _name;</text:span></text:p>
          <text:p text:style-name="P5"><text:span text:style-name="T9">- private int _satiety;</text:span></text:p>
          <text:p text:style-name="P5"><text:span text:style-name="T9">- private int _cheerfulness;</text:span></text:p>
          <text:p text:style-name="P5"><text:span text:style-name="T9">- private int _hygiene;</text:span></text:p>
          <text:p text:style-name="P5"><text:span text:style-name="T9">- private int _intelligence;</text:span></text:p>
          <text:p text:style-name="P5"><text:span text:style-name="T9">- private int _mood;</text:span></text:p>
          <text:p text:style-name="P6"><text:span text:style-name="T10">- private float _health; </text:span></text:p>
          <text:p text:style-name="P5"><text:span text:style-name="T9">- private int _money;</text:span></text:p>
          <text:p text:style-name="P5"><text:span text:style-name="T9">- </text:span><text:span text:style-name="T10">public Study study;</text:span></text:p>
          <text:p text:style-name="P5"><text:span text:style-name="T10">- public Work work;</text:span></text:p>
          <text:p text:style-name="P5"><text:span text:style-name="T9"/></text:p>
          <text:p text:style-name="P5"><text:span text:style-name="T9">- public string Name;</text:span></text:p>
          <text:p text:style-name="P5"><text:span text:style-name="T9">- public int Satiety;</text:span></text:p>
          <text:p text:style-name="P5"><text:span text:style-name="T9">- public int Cheerfulness;</text:span></text:p>
          <text:p text:style-name="P5"><text:span text:style-name="T9">- public int Hygiene;</text:span></text:p>
          <text:p text:style-name="P5"><text:span text:style-name="T9">- public int Intelligence;</text:span></text:p>
          <text:p text:style-name="P5"><text:span text:style-name="T9">- public int Mood;</text:span></text:p>
          <text:p text:style-name="P6"><text:span text:style-name="T10">- public float Health;</text:span></text:p>
          <text:p text:style-name="P5"><text:span text:style-name="T9">- public int Money;</text:span></text:p>
          <text:p text:style-name="P6"><text:span text:style-name="T10">- public DateTime gameTime;</text:span></text:p>
          <text:p text:style-name="P5"><text:span text:style-name="T9"/></text:p>
          <text:p text:style-name="P5"><text:span text:style-name="T9">- public Player();</text:span></text:p>
          <text:p text:style-name="P6"><text:span text:style-name="T10">- private float CheckValHealth(float val)</text:span></text:p>
          <text:p text:style-name="P5"><text:span text:style-name="T9">- private CheckVal (int );</text:span></text:p>
          <text:p text:style-name="P5"><text:span text:style-name="T10">- public void GetMark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7" draw:layer="layout" svg:x1="43.926cm" svg:y1="19.796cm" svg:x2="41.132cm" svg:y2="19.034cm">
          <text:p/>
        </draw:line>
        <draw:custom-shape draw:style-name="gr4" draw:text-style-name="P1" draw:layer="layout" svg:width="14.478cm" svg:height="6.477cm" svg:x="21.955cm" svg:y="35.036cm">
          <text:p text:style-name="P1"><text:span text:style-name="T1">Class GameLocation</text:span></text:p>
          <text:p text:style-name="P1"><text:span text:style-name="T1"/></text:p>
          <text:p text:style-name="P1"><text:span text:style-name="T1">- public string Name;</text:span></text:p>
          <text:p text:style-name="P1"><text:span text:style-name="T11">- public List&lt;InteractionItem&gt; i</text:span><text:span text:style-name="T1">nteractionItems;</text:span></text:p>
          <text:p text:style-name="P2"><text:span text:style-name="T6">- public string _image;</text:span></text:p>
          <text:p text:style-name="P1"><text:span text:style-name="T1"/></text:p>
          <text:p text:style-name="P1"><text:span text:style-name="T1">- public GameLocation (string, </text:span></text:p>
          <text:p text:style-name="P1"><text:span text:style-name="T11">List&lt;InteractionItem</text:span><text:span text:style-name="T1">&gt;);</text:span></text:p>
          <text:p text:style-name="P1"><text:span text:style-name="T1"/></text:p>
          <text:p text:style-name="P1"><text:span text:style-name="T1"/></text:p>
          <text:p text:style-name="P1"><text:span text:style-name="T7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4.478cm" svg:height="5.715cm" svg:x="38.592cm" svg:y="42.783cm">
          <text:p text:style-name="P1"><text:span text:style-name="T1">Class Interaction</text:span></text:p>
          <text:p text:style-name="P1"><text:span text:style-name="T1"/></text:p>
          <text:p text:style-name="P1"><text:span text:style-name="T1">- public List&lt;string&gt; text;</text:span></text:p>
          <text:p text:style-name="P1"><text:span text:style-name="T1">- public List&lt;Impact&gt; impact;</text:span></text:p>
          <text:p text:style-name="P1"><text:span text:style-name="T1"/></text:p>
          <text:p text:style-name="P1"><text:span text:style-name="T1">- public Interaction (string, List&lt;Impact&gt;)</text:span></text:p>
          <text:p text:style-name="P1"><text:span text:style-name="T1"/></text:p>
          <text:p text:style-name="P1"><text:span text:style-name="T1"/></text:p>
          <text:p text:style-name="P1"><text:span text:style-name="T7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9.017cm" svg:height="5.461cm" svg:x="65.389cm" svg:y="32.369cm">
          <text:p text:style-name="P1"><text:span text:style-name="T1">Struct Impact</text:span></text:p>
          <text:p text:style-name="P1"><text:span text:style-name="T1"/></text:p>
          <text:p text:style-name="P1"><text:span text:style-name="T1">- public int charcteristic;</text:span></text:p>
          <text:p text:style-name="P1"><text:span text:style-name="T1">- public int value;</text:span></text:p>
          <text:p text:style-name="P1"><text:span text:style-name="T1"/></text:p>
          <text:p text:style-name="P1"><text:span text:style-name="T1">- public Impact (int, int); </text:span></text:p>
          <text:p text:style-name="P1"><text:span text:style-name="T1"/></text:p>
          <text:p text:style-name="P1"><text:span text:style-name="T7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4.478cm" svg:height="8.001cm" svg:x="38.592cm" svg:y="33.512cm">
          <text:p text:style-name="P1"><text:span text:style-name="T1">Class InteractionItem</text:span></text:p>
          <text:p text:style-name="P1"><text:span text:style-name="T1"/></text:p>
          <text:p text:style-name="P1"><text:span text:style-name="T1">- </text:span><text:span text:style-name="T6">public string Name;</text:span></text:p>
          <text:p text:style-name="P1"><text:span text:style-name="T1">- public Position posUpperLeft;</text:span></text:p>
          <text:p text:style-name="P1"><text:span text:style-name="T1">- public Position posBottomRight;</text:span></text:p>
          <text:p text:style-name="P1"><text:span text:style-name="T1">- public List&lt;Interaction&gt; interactions;</text:span></text:p>
          <text:p text:style-name="P1"><text:span text:style-name="T1"/></text:p>
          <text:p text:style-name="P1"><text:span text:style-name="T1">- public InteractionItem (int, int, int, int, </text:span></text:p>
          <text:p text:style-name="P1"><text:span text:style-name="T1">List&lt;Interaction&gt;);</text:span></text:p>
          <text:p text:style-name="P1"><text:span text:style-name="T1"/></text:p>
          <text:p text:style-name="P1"><text:span text:style-name="T1"/></text:p>
          <text:p text:style-name="P1"><text:span text:style-name="T7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9.017cm" svg:height="5.461cm" svg:x="66.278cm" svg:y="40.243cm">
          <text:p text:style-name="P1"><text:span text:style-name="T1">Struct Position</text:span></text:p>
          <text:p text:style-name="P1"><text:span text:style-name="T1"/></text:p>
          <text:p text:style-name="P1"><text:span text:style-name="T1">- public int X;</text:span></text:p>
          <text:p text:style-name="P1"><text:span text:style-name="T1">- public int Y;</text:span></text:p>
          <text:p text:style-name="P1"><text:span text:style-name="T1"/></text:p>
          <text:p text:style-name="P1"><text:span text:style-name="T1">- public Position (int, int); </text:span></text:p>
          <text:p text:style-name="P1"><text:span text:style-name="T1"/></text:p>
          <text:p text:style-name="P1"><text:span text:style-name="T7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7" draw:layer="layout" svg:x1="38.592cm" svg:y1="38.592cm" svg:x2="36.433cm" svg:y2="38.465cm">
          <text:p/>
        </draw:line>
        <draw:line draw:style-name="gr3" draw:text-style-name="P7" draw:layer="layout" svg:x1="54.721cm" svg:y1="38.592cm" svg:x2="53.07cm" svg:y2="37.576cm">
          <text:p/>
        </draw:line>
        <draw:line draw:style-name="gr3" draw:text-style-name="P7" draw:layer="layout" svg:x1="54.721cm" svg:y1="43.926cm" svg:x2="53.07cm" svg:y2="45.577cm">
          <text:p/>
        </draw:line>
        <draw:line draw:style-name="gr3" draw:text-style-name="P7" draw:layer="layout" svg:x1="45.831cm" svg:y1="42.783cm" svg:x2="45.831cm" svg:y2="41.386cm">
          <text:p/>
        </draw:line>
        <draw:line draw:style-name="gr3" draw:text-style-name="P7" draw:layer="layout" svg:x1="29.702cm" svg:y1="35.163cm" svg:x2="29.702cm" svg:y2="32.115cm">
          <text:p/>
        </draw:line>
        <draw:custom-shape draw:style-name="gr9" draw:text-style-name="P1" draw:layer="layout" svg:width="10.033cm" svg:height="5.334cm" svg:x="54.721cm" svg:y="38.592cm">
          <text:p text:style-name="P1"><text:span text:style-name="T8">Class </text:span>Enum_Structs</text:p>
          <text:p text:style-name="P1"/>
          <text:p text:style-name="P2"><text:span text:style-name="T10">- public enum Characteristic;</text:span></text:p>
          <text:p text:style-name="P2"><text:span text:style-name="T10">- public struct Impact;</text:span></text:p>
          <text:p text:style-name="P2"><text:span text:style-name="T10">- public struct Position:</text:span></text:p>
          <text:p text:style-name="P2"><text:span text:style-name="T10">- public enum Glocations;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5.516cm" svg:y1="37.83cm" svg:x2="64.881cm" svg:y2="41.005cm">
          <text:p/>
        </draw:line>
        <draw:line draw:style-name="gr10" draw:text-style-name="P7" draw:layer="layout" svg:x1="66.278cm" svg:y1="42.91cm" svg:x2="64.754cm" svg:y2="41.767cm">
          <text:p/>
        </draw:line>
        <draw:custom-shape draw:style-name="gr11" draw:text-style-name="P1" draw:layer="layout" svg:width="14.097cm" svg:height="7.874cm" svg:x="57.769cm" svg:y="9.001cm">
          <text:p text:style-name="P1"><text:span text:style-name="T8">Class </text:span>Study</text:p>
          <text:p text:style-name="P1"/>
          <text:p text:style-name="P1">-<text:span text:style-name="T9"> </text:span><text:span text:style-name="T10">private List&lt;int&gt; _marks;</text:span></text:p>
          <text:p text:style-name="P1"><text:span text:style-name="T10">- static private List&lt;DayOfWeek&gt; studyDays;</text:span></text:p>
          <text:p text:style-name="P1"><text:span text:style-name="T10">- public Study();</text:span></text:p>
          <text:p text:style-name="P1"><text:span text:style-name="T10">- public void AddMark(float);</text:span></text:p>
          <text:p text:style-name="P1"><text:span text:style-name="T10">- static public bool IsStudyDay(DayOfWeek);</text:span></text:p>
          <text:p text:style-name="P1"><text:span text:style-name="T10">- static public bool IsStudyTime(DateTime);</text:span></text:p>
          <text:p text:style-name="P1"><text:span text:style-name="T10">- public double GetAverageMark();</text:span></text:p>
          <text:p text:style-name="P1"><text:span text:style-name="T10">- public int GetLastMark();</text:span></text:p>
          <text:p text:style-name="P1"><text:span text:style-name="T1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.478cm" svg:height="10.541cm" svg:x="57.642cm" svg:y="18.145cm">
          <text:p text:style-name="P1"><text:span text:style-name="T8">Class Work</text:span></text:p>
          <text:p text:style-name="P1"><text:span text:style-name="T8"/></text:p>
          <text:p text:style-name="P1"><text:span text:style-name="T9">- </text:span><text:span text:style-name="T10">static private List&lt;DayOfWeek&gt; _workDays;</text:span></text:p>
          <text:p text:style-name="P1"><text:span text:style-name="T10">- static private List&lt;string&gt; WorkPositions;</text:span></text:p>
          <text:p text:style-name="P1"><text:span text:style-name="T10">- static private List&lt;int&gt; salaries;</text:span></text:p>
          <text:p text:style-name="P1"><text:span text:style-name="T10">- private int positionId;</text:span></text:p>
          <text:p text:style-name="P1"><text:span text:style-name="T10">- public string WorkPosition;</text:span></text:p>
          <text:p text:style-name="P1"><text:span text:style-name="T10">- public int Salary;</text:span></text:p>
          <text:p text:style-name="P1"><text:span text:style-name="T10">- public Work();</text:span></text:p>
          <text:p text:style-name="P1"><text:span text:style-name="T10">- static public bool IsWorkDay(DayOfWeek);</text:span></text:p>
          <text:p text:style-name="P1"><text:span text:style-name="T10">- static public bool IsWorkTime(DateTime);</text:span></text:p>
          <text:p text:style-name="P1"><text:span text:style-name="T10">- public bool HasJob();</text:span></text:p>
          <text:p text:style-name="P1"><text:span text:style-name="T10">- public void Promote();</text:span></text:p>
          <text:p text:style-name="P1"><text:span text:style-name="T10">- public void Demote();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57.769cm" svg:y1="15.859cm" svg:x2="56.118cm" svg:y2="17.51cm">
          <text:p/>
        </draw:line>
        <draw:line draw:style-name="gr3" draw:text-style-name="P7" draw:layer="layout" svg:x1="57.515cm" svg:y1="19.542cm" svg:x2="56.118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7T13:55:29.091000000</meta:creation-date>
    <dc:date>2021-03-11T00:58:52.992000000</dc:date>
    <meta:editing-duration>PT1H4M12S</meta:editing-duration>
    <meta:editing-cycles>2</meta:editing-cycles>
    <meta:generator>Neat_Office/6.2.8.2$Windows_x86 LibreOffice_project/</meta:generator>
    <meta:document-statistic meta:object-count="20"/>
  </office:meta>
</office:document-meta>
</file>